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CourierStd" svg:font-family="CourierStd" style:font-family-generic="roman" style:font-pitch="variable"/>
    <style:font-face style:name="FranklinGothic-Book" svg:font-family="FranklinGothic-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List_20_Paragraph" style:list-style-name="WWNum1">
      <style:paragraph-properties fo:line-height="150%" fo:text-align="justify" style:justify-single-word="false"/>
    </style:style>
    <style:style style:name="P4" style:family="paragraph" style:parent-style-name="List_20_Paragraph" style:list-style-name="WWNum1">
      <style:paragraph-properties fo:line-height="150%" fo:text-align="justify" style:justify-single-word="false"/>
      <style:text-properties officeooo:paragraph-rsid="0019fca6"/>
    </style:style>
    <style:style style:name="P5" style:family="paragraph" style:parent-style-name="List_20_Paragraph" style:list-style-name="WWNum1">
      <style:paragraph-properties fo:line-height="150%" fo:text-align="justify" style:justify-single-word="false"/>
    </style:style>
    <style:style style:name="P6" style:family="paragraph" style:parent-style-name="List_20_Paragraph" style:list-style-name="WWNum1">
      <style:paragraph-properties fo:line-height="150%" fo:text-align="justify" style:justify-single-word="false"/>
    </style:style>
    <style:style style:name="P7" style:family="paragraph" style:parent-style-name="List_20_Paragraph" style:list-style-name="WWNum1">
      <style:paragraph-properties fo:line-height="150%" fo:text-align="justify" style:justify-single-word="false"/>
      <style:text-properties officeooo:paragraph-rsid="0016ab7b"/>
    </style:style>
    <style:style style:name="P8" style:family="paragraph" style:parent-style-name="List_20_Paragraph" style:list-style-name="WWNum1">
      <style:paragraph-properties fo:line-height="150%" fo:text-align="justify" style:justify-single-word="false"/>
      <style:text-properties officeooo:paragraph-rsid="001b2a4f"/>
    </style:style>
    <style:style style:name="P9" style:family="paragraph" style:parent-style-name="List_20_Paragraph" style:list-style-name="WWNum2">
      <style:paragraph-properties fo:line-height="150%" fo:text-align="justify" style:justify-single-word="false"/>
    </style:style>
    <style:style style:name="P10" style:family="paragraph" style:parent-style-name="List_20_Paragraph" style:list-style-name="">
      <style:paragraph-properties fo:margin-left="1.05in" fo:margin-right="0in" fo:line-height="150%" fo:text-align="justify" style:justify-single-word="false" fo:text-indent="0in" style:auto-text-indent="false"/>
    </style:style>
    <style:style style:name="P11" style:family="paragraph" style:parent-style-name="List_20_Paragraph" style:list-style-name="">
      <style:paragraph-properties fo:margin-left="0.75in" fo:margin-right="0in" fo:line-height="150%" fo:text-align="justify" style:justify-single-word="false" fo:text-indent="0in" style:auto-text-indent="false"/>
    </style:style>
    <style:style style:name="P12" style:family="paragraph" style:parent-style-name="List_20_Paragraph" style:list-style-name="">
      <style:paragraph-properties fo:margin-left="0.75in" fo:margin-right="0in" fo:line-height="150%" fo:text-align="justify" style:justify-single-word="false" fo:text-indent="0in" style:auto-text-indent="false"/>
      <style:text-properties officeooo:paragraph-rsid="0017fe96"/>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text-properties officeooo:paragraph-rsid="000c5856"/>
    </style:style>
    <style:style style:name="P15" style:family="paragraph" style:parent-style-name="Standard">
      <style:paragraph-properties fo:line-height="150%" fo:text-align="justify" style:justify-single-word="false"/>
      <style:text-properties officeooo:paragraph-rsid="000e01cd"/>
    </style:style>
    <style:style style:name="P16" style:family="paragraph" style:parent-style-name="Standard">
      <style:paragraph-properties fo:line-height="150%" fo:text-align="justify" style:justify-single-word="false"/>
      <style:text-properties officeooo:paragraph-rsid="0015f25d"/>
    </style:style>
    <style:style style:name="P17" style:family="paragraph" style:parent-style-name="Standard">
      <style:paragraph-properties fo:line-height="150%" fo:text-align="justify" style:justify-single-word="false"/>
      <style:text-properties style:use-window-font-color="true" style:font-name="Times New Roman" fo:font-size="13pt" fo:font-style="normal" style:font-size-asian="13pt" style:font-style-asian="normal" style:font-name-complex="Times New Roman1" style:font-size-complex="13pt" style:font-style-complex="normal"/>
    </style:style>
    <style:style style:name="P18" style:family="paragraph" style:parent-style-name="Standard">
      <style:text-properties officeooo:rsid="0015f25d" officeooo:paragraph-rsid="0015f25d"/>
    </style:style>
    <style:style style:name="P19" style:family="paragraph" style:parent-style-name="Standard" style:list-style-name="" style:master-page-name="Standard">
      <style:paragraph-properties fo:margin-left="0in" fo:margin-right="0in" fo:line-height="150%" fo:text-align="justify" style:justify-single-word="false" fo:text-indent="0in" style:auto-text-indent="false" style:page-number="auto"/>
    </style:style>
    <style:style style:name="P20" style:family="paragraph" style:parent-style-name="Standard">
      <style:paragraph-properties fo:margin-top="0in" fo:margin-bottom="0.111in" loext:contextual-spacing="false" fo:line-height="150%" fo:text-align="justify" style:justify-single-word="false"/>
    </style:style>
    <style:style style:name="T1" style:family="text">
      <style:text-properties style:font-name="Times New Roman" fo:font-size="18pt" fo:font-weight="bold" style:font-size-asian="18pt" style:font-weight-asian="bold" style:font-name-complex="Times New Roman1" style:font-size-complex="13pt"/>
    </style:style>
    <style:style style:name="T2" style:family="text">
      <style:text-properties style:font-name="Times New Roman" fo:font-size="13pt" fo:font-weight="bold" style:font-name-asian="Times New Roman1" style:font-size-asian="13pt" style:font-weight-asian="bold" style:font-name-complex="Times New Roman1" style:font-size-complex="13pt"/>
    </style:style>
    <style:style style:name="T3" style:family="text">
      <style:text-properties style:font-name="Times New Roman" fo:font-size="13pt" fo:font-weight="bold" style:font-size-asian="13pt" style:font-weight-asian="bold" style:font-name-complex="Times New Roman1" style:font-size-complex="13pt"/>
    </style:style>
    <style:style style:name="T4" style:family="text">
      <style:text-properties style:font-name="Times New Roman" fo:font-size="13pt" fo:font-weight="bold" officeooo:rsid="0019fca6" style:font-size-asian="13pt" style:font-weight-asian="bold" style:font-name-complex="Times New Roman1" style:font-size-complex="13pt"/>
    </style:style>
    <style:style style:name="T5" style:family="text">
      <style:text-properties style:font-name="Times New Roman" fo:font-size="13pt" style:font-size-asian="13pt" style:font-name-complex="Times New Roman1" style:font-size-complex="13pt"/>
    </style:style>
    <style:style style:name="T6" style:family="text">
      <style:text-properties style:use-window-font-color="true" style:font-name="Times New Roman" fo:font-size="13pt" fo:font-style="normal" fo:font-weight="bold" style:font-size-asian="13pt" style:font-style-asian="normal" style:font-weight-asian="bold" style:font-name-complex="Times New Roman1" style:font-size-complex="13pt" style:font-style-complex="normal"/>
    </style:style>
    <style:style style:name="T7" style:family="text">
      <style:text-properties style:use-window-font-color="true" style:font-name="Times New Roman" fo:font-size="13pt" fo:font-style="normal" style:font-size-asian="13pt" style:font-style-asian="normal" style:font-name-complex="Times New Roman1" style:font-size-complex="13pt" style:font-style-complex="normal"/>
    </style:style>
    <style:style style:name="T8" style:family="text">
      <style:text-properties style:use-window-font-color="true" style:font-name="Times New Roman" fo:font-size="13pt" fo:font-style="normal" officeooo:rsid="000c5856" style:font-size-asian="13pt" style:font-style-asian="normal" style:font-name-complex="Times New Roman1" style:font-size-complex="13pt" style:font-style-complex="normal"/>
    </style:style>
    <style:style style:name="T9" style:family="text">
      <style:text-properties style:use-window-font-color="true" style:font-name="Times New Roman" fo:font-size="13pt" fo:font-style="normal" officeooo:rsid="000e01cd" style:font-size-asian="13pt" style:font-style-asian="normal" style:font-name-complex="Times New Roman1" style:font-size-complex="13pt" style:font-style-complex="normal"/>
    </style:style>
    <style:style style:name="T10" style:family="text">
      <style:text-properties style:use-window-font-color="true" style:font-name="Times New Roman" fo:font-size="13pt" fo:font-style="normal" officeooo:rsid="000ef180" style:font-size-asian="13pt" style:font-style-asian="normal" style:font-name-complex="Times New Roman1" style:font-size-complex="13pt" style:font-style-complex="normal"/>
    </style:style>
    <style:style style:name="T11" style:family="text">
      <style:text-properties style:use-window-font-color="true" style:font-name="Times New Roman" fo:font-size="13pt" fo:font-style="normal" officeooo:rsid="0015f25d" style:font-size-asian="13pt" style:font-style-asian="normal" style:font-name-complex="Times New Roman1" style:font-size-complex="13pt" style:font-style-complex="normal"/>
    </style:style>
    <style:style style:name="T12" style:family="text">
      <style:text-properties style:use-window-font-color="true" style:font-name="Times New Roman" fo:font-size="13pt" fo:font-style="normal" officeooo:rsid="0016ab7b" style:font-size-asian="13pt" style:font-style-asian="normal" style:font-name-complex="Times New Roman1" style:font-size-complex="13pt" style:font-style-complex="normal"/>
    </style:style>
    <style:style style:name="T13" style:family="text">
      <style:text-properties style:use-window-font-color="true" style:font-name="Times New Roman" fo:font-size="13pt" fo:font-style="normal" officeooo:rsid="0017fe96" style:font-size-asian="13pt" style:font-style-asian="normal" style:font-name-complex="Times New Roman1" style:font-size-complex="13pt" style:font-style-complex="normal"/>
    </style:style>
    <style:style style:name="T14" style:family="text">
      <style:text-properties style:use-window-font-color="true" style:font-name="Times New Roman" fo:font-size="13pt" fo:font-style="normal" officeooo:rsid="001b2a4f" style:font-size-asian="13pt" style:font-style-asian="normal" style:font-name-complex="Times New Roman1" style:font-size-complex="13pt" style:font-style-complex="normal"/>
    </style:style>
    <style:style style:name="T15" style:family="text">
      <style:text-properties fo:color="#000088" style:font-name="Courier New1" fo:font-size="11.5pt" style:font-name-asian="Times New Roman1" style:font-size-asian="11.5pt" style:font-name-complex="Courier New2" style:font-size-complex="11.5pt"/>
    </style:style>
    <style:style style:name="T16" style:family="text">
      <style:text-properties officeooo:rsid="0015f2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span text:style-name="T1">INTER-PROCESS COMMUNICATION TRONG LINUX</text:span></text:h>
      <text:list xml:id="list803796397" text:style-name="WWNum1">
        <text:list-item>
          <text:h text:style-name="P3" text:outline-level="1"><text:span text:style-name="T2">IPC là gì?</text:span></text:h>
        </text:list-item>
      </text:list>
      <text:p text:style-name="P13"><text:span text:style-name="T5">Sự thực hiện giao tiếp giữa các thành phần khác và với kernel để hợp tác thực hiện một tiến trình nào đó. IPC là một phương thức không thể thiếu trong việc giúp các process trao đổi thông tin với nhau.</text:span></text:p>
      <text:p text:style-name="P13"><text:span text:style-name="T5">Hai models chính của IPC là shared memory( chia sẻ bộ nhớ) với nhiệm vụ hình thành khu vực lưu trữ bộ nhớ chung và message passing ( truyền tin) với nhiệm vụ truyền tải tin nhắn liên tục giữa các process.</text:span></text:p>
      <text:list xml:id="list100616977554045" text:continue-numbering="true" text:style-name="WWNum1">
        <text:list-item>
          <text:h text:style-name="P3" text:outline-level="1"><text:span text:style-name="Intense_20_Emphasis"><text:span text:style-name="T6">Semaphore</text:span></text:span></text:h>
        </text:list-item>
      </text:list>
      <text:p text:style-name="P13"><text:span text:style-name="Intense_20_Emphasis"><text:span text:style-name="T7">Semaphore là gì? </text:span></text:span></text:p>
      <text:list xml:id="list100616361185252" text:continue-numbering="true" text:style-name="WWNum1">
        <text:list-item>
          <text:list>
            <text:list-item>
              <text:h text:style-name="P3" text:outline-level="2"><text:span text:style-name="Intense_20_Emphasis"><text:span text:style-name="T6">Define semaphore</text:span></text:span></text:h>
            </text:list-item>
          </text:list>
        </text:list-item>
      </text:list>
      <text:h text:style-name="P10" text:outline-level="2"><text:span text:style-name="Intense_20_Emphasis"><text:span text:style-name="T6">Nó là một kỹ thuật cho phép xử ý nội dung hoặc thay đổi luồng, giám sát các truy vấn, điều khiển shared system resources. <text:s/>Semaphores giải quyết được vấn đề xử lý nhiều tiến trình trong hệ thống. Vấn đề xảy ra khi nhiều tiến trình cùng cố gắng truy cập vào tài nguyên. Lúc dó có thể xảy ra các vấn đề như là ngẽn...</text:span></text:span></text:h>
      <text:list xml:id="list100616272973673" text:continue-numbering="true" text:style-name="WWNum1">
        <text:list-item>
          <text:list>
            <text:list-item>
              <text:h text:style-name="P3" text:outline-level="2"><text:span text:style-name="Intense_20_Emphasis"><text:span text:style-name="T6">Semaphore trong linux</text:span></text:span><text:bookmark text:name="OLE_LINK12"/><text:bookmark text:name="OLE_LINK11"/></text:h>
            </text:list-item>
          </text:list>
        </text:list-item>
      </text:list>
      <text:h text:style-name="P10" text:outline-level="2"><text:span text:style-name="Intense_20_Emphasis"><text:span text:style-name="T6">Semaphore là một cấu trúc dữ liệu, được dùng để đồng bộ tại nguyên và đồng bộ hoạt động. Có nghĩa là ta quản lý được các thread được phép truy cập vào tài nguyên, hay đợi các thread khác.</text:span></text:span></text:h>
      <text:h text:style-name="P10" text:outline-level="2"><text:span text:style-name="Intense_20_Emphasis"><text:span text:style-name="T6">Nó hoạt động như thế nào ? Ta giả sử có hai tiến trình cùng muốn truy cập vào database. Tôi sẽ lấy ví dự là binary semaphone. Bắt đầu giá trị của nó bằng 1 và có thể được truy cập đồng thời bởi nhiều tiến trình. Hai tiến trình đos được gọi từ một chương trình. Lúc đó hai tiến trình đó chia sẻ biến semaphore. Khi một trong các tiến trình thực hiến. nó sẽ có semaphore, lúc đó nó có quyền truy cập vào critical section và tiến trình thứ 2 bị ngăn cản. </text:span></text:span></text:h>
      <text:h text:style-name="Heading_20_3" text:outline-level="3"><text:soft-page-break/><text:span text:style-name="Intense_20_Emphasis"><text:span text:style-name="T6">Hàm semget</text:span></text:span></text:h>
      <text:p text:style-name="P14"><text:span text:style-name="Intense_20_Emphasis"><text:span text:style-name="T8">#include&lt;sys/types.h&gt;</text:span></text:span></text:p>
      <text:p text:style-name="P14"><text:span text:style-name="Intense_20_Emphasis"><text:span text:style-name="T8">#include&lt;sys/ipc.h&gt;</text:span></text:span></text:p>
      <text:p text:style-name="P14"><text:span text:style-name="Intense_20_Emphasis"><text:span text:style-name="T8">#include&lt;sys/sem.h&gt;</text:span></text:span></text:p>
      <text:p text:style-name="P16"><text:span text:style-name="Intense_20_Emphasis"><text:span text:style-name="T11">Hàm semget tạo một semaphore mới hoặc chưa semaphore key.</text:span></text:span></text:p>
      <text:p text:style-name="P15"><text:span text:style-name="Intense_20_Emphasis"><text:span text:style-name="T9">int semget(key_t key, int nsems, int semflg):</text:span></text:span></text:p>
      <text:p text:style-name="P15"><text:span text:style-name="Intense_20_Emphasis"><text:span text:style-name="T9">key: </text:span></text:span><text:span text:style-name="Intense_20_Emphasis"><text:span text:style-name="T10">giá</text:span></text:span><text:span text:style-name="Intense_20_Emphasis"><text:span text:style-name="T9"> trij key cho IPC object, <text:s/>neu key=IPC_PRIVATE thif semaphore tạo ra chỉ được sử dụng trong mội bộ process.</text:span></text:span></text:p>
      <text:p text:style-name="P15"><text:span text:style-name="Intense_20_Emphasis"><text:span text:style-name="T9">Nsems: số lượng semaphore trong semaphore set, thông thường chỉ cần dùng 1 semaphore.</text:span></text:span></text:p>
      <text:p text:style-name="P15"><text:span text:style-name="Intense_20_Emphasis"><text:span text:style-name="T9">semflg:IPC_CREAT, IPC_EXCl và có thể OR với giá trị ấn định quyền truy cập (tương tự quyền hạn trên một file).</text:span></text:span></text:p>
      <text:h text:style-name="Heading_20_3" text:outline-level="3"><text:span text:style-name="Intense_20_Emphasis"><text:span text:style-name="T6">Hàm semop</text:span></text:span></text:h>
      <text:p text:style-name="Standard">Dùng để <text:span text:style-name="T16">thay đổi giá trị của semaphore.</text:span></text:p>
      <text:p text:style-name="P18">Cú pháp int semop(int semid, struct sembuf *sóp,size_t nsops);</text:p>
      <text:p text:style-name="P18">semid: semaphore set ID do hàm semget() trả về;</text:p>
      <text:p text:style-name="P18">sops: là danh sách gồm nsops cấu trúc sembuf định ra các thao tác cho từng semaphore trong tập semphore.</text:p>
      <text:p text:style-name="P18">Nsops: số semaphores trong semaphore cần thao tác.</text:p>
      <text:p text:style-name="P18">Cấu trúc sembuf</text:p>
      <text:p text:style-name="P18">struct sembuf</text:p>
      <text:p text:style-name="P18">{</text:p>
      <text:p text:style-name="P18">}</text:p>
      <text:h text:style-name="Heading_20_3" text:outline-level="3"><text:span text:style-name="Intense_20_Emphasis"><text:span text:style-name="T6">Hàm semctl</text:span></text:span></text:h>
      <text:p text:style-name="P13"><text:span text:style-name="Intense_20_Emphasis"><text:span text:style-name="Intense_20_Emphasis"><text:span text:style-name="T7"/></text:span></text:span></text:p>
      <text:list xml:id="list100616264646001" text:continue-numbering="true" text:style-name="WWNum1">
        <text:list-item>
          <text:h text:style-name="P3" text:outline-level="1"><text:span text:style-name="Intense_20_Emphasis"><text:span text:style-name="T6">Shared Memory</text:span></text:span></text:h>
        </text:list-item>
      </text:list>
      <text:p text:style-name="P13"><text:span text:style-name="Intense_20_Emphasis"><text:span text:style-name="T7">Shared memory là gì?</text:span></text:span></text:p>
      <text:p text:style-name="P13"><text:soft-page-break/><text:span text:style-name="Intense_20_Emphasis"><text:span text:style-name="T7">(chia sẻ bộ nhớ) với nhiệm vụ hình thành khu vực lưu trữ bộ nhơs chung. Vùng nhớ chung này được tạo thành từ nhiều vùng nhớ riêng của mỗi process. Các process khác muốn tiếp vận vùng nhớ đó sẽ phải lưu địa chỉ của vùng nhớ chung ấy vào vùng nhớ riêng của mình.</text:span></text:span></text:p>
      <text:list xml:id="list100616663968382" text:continue-numbering="true" text:style-name="WWNum1">
        <text:list-item>
          <text:list>
            <text:list-item>
              <text:h text:style-name="P3" text:outline-level="2"><text:span text:style-name="Intense_20_Emphasis"><text:span text:style-name="T6">Sử dụng shared memory</text:span></text:span></text:h>
            </text:list-item>
          </text:list>
        </text:list-item>
      </text:list>
      <text:p text:style-name="P13"><text:span text:style-name="Intense_20_Emphasis"><text:span text:style-name="T7">Linux cung cấp các hàm hệ thống được sử dụng để tạo và sử dụng shared memory như sau: </text:span></text:span></text:p>
      <text:list xml:id="list100616450910827" text:continue-numbering="true" text:style-name="WWNum1">
        <text:list-item>
          <text:list>
            <text:list-item>
              <text:list>
                <text:list-item>
                  <text:h text:style-name="P3" text:outline-level="3"><text:span text:style-name="Intense_20_Emphasis"><text:span text:style-name="T7">shmget()</text:span></text:span></text:h>
                  <text:h text:style-name="P7" text:outline-level="3"><text:span text:style-name="Intense_20_Emphasis"><text:span text:style-name="T12">Tạo ra shared memory.</text:span></text:span></text:h>
                </text:list-item>
                <text:list-item>
                  <text:h text:style-name="P3" text:outline-level="3"><text:span text:style-name="Intense_20_Emphasis"><text:span text:style-name="T7">shmdt() </text:span></text:span></text:h>
                  <text:h text:style-name="P7" text:outline-level="3"><text:span text:style-name="Intense_20_Emphasis"><text:span text:style-name="T12">Dùng để gỡ shared memory khỏi không gian địa chỉ của process</text:span></text:span></text:h>
                </text:list-item>
              </text:list>
            </text:list-item>
            <text:list-item>
              <text:h text:style-name="P3" text:outline-level="2"><text:span text:style-name="Intense_20_Emphasis"><text:span text:style-name="T6">Đánh giá việc sử dụng shared memory</text:span></text:span></text:h>
            </text:list-item>
          </text:list>
        </text:list-item>
      </text:list>
      <text:list xml:id="list3973142291" text:style-name="WWNum2">
        <text:list-item>
          <text:p text:style-name="P9"><text:span text:style-name="Intense_20_Emphasis"><text:span text:style-name="T7">Ưu điểm </text:span></text:span></text:p>
        </text:list-item>
      </text:list>
      <text:p text:style-name="P11"><text:span text:style-name="Intense_20_Emphasis"><text:span text:style-name="T7">+</text:span></text:span><text:span text:style-name="Intense_20_Emphasis"><text:span text:style-name="T13">Nó được đánh giá là nhanh hơn so với message model trên cùng một máy.</text:span></text:span></text:p>
      <text:list xml:id="list100616712621199" text:continue-numbering="true" text:style-name="WWNum2">
        <text:list-item>
          <text:p text:style-name="P9"><text:span text:style-name="Intense_20_Emphasis"><text:span text:style-name="T7">Nhược điểm</text:span></text:span></text:p>
        </text:list-item>
      </text:list>
      <text:p text:style-name="P12"><text:span text:style-name="Intense_20_Emphasis"><text:span text:style-name="T13">+Nó có một vài vấn đề như là đồng bộ và memory protection</text:span></text:span></text:p>
      <text:p text:style-name="P12"><text:span text:style-name="Intense_20_Emphasis"><text:span text:style-name="T13">+Chúng cần đảm bảo không đồng thời ghi vào một vị trí nhớ.</text:span></text:span></text:p>
      <text:p text:style-name="P17"><text:span text:style-name="Intense_20_Emphasis"/></text:p>
      <text:p text:style-name="P17"><text:span text:style-name="Intense_20_Emphasis"/></text:p>
      <text:list xml:id="list100616204551737" text:continue-list="list100616450910827" text:style-name="WWNum1">
        <text:list-item>
          <text:h text:style-name="P3" text:outline-level="1"><text:span text:style-name="Intense_20_Emphasis"><text:span text:style-name="T6">Message Queues</text:span></text:span></text:h>
          <text:h text:style-name="P4" text:outline-level="1"><text:span text:style-name="Intense_20_Emphasis"><text:span text:style-name="T4">Nó cung cấp cho chung một phương thức hợp lý và hiệu quả để passing data từ hai process khác nhau. So với pipe chúng có một số ưu điểm hơn. Chúng tồn tại không phụ thuộc vào tiến trình gửi đi hoặc tiến trình nhận. Vì thế nó có thê giải quyết một số vấn đề về đồng bộ hóa, hay giải phóng. Nhưng nó có nhược điểm giống như pipe là dữ liệu gửi sẽ có giới hạn kích thước tối đa.</text:span></text:span></text:h>
          <text:list>
            <text:list-item>
              <text:h text:style-name="P3" text:outline-level="2"><text:span text:style-name="Intense_20_Emphasis"><text:span text:style-name="T6">Sử dụng message queue</text:span></text:span></text:h>
            </text:list-item>
          </text:list>
        </text:list-item>
      </text:list>
      <text:p text:style-name="P17"><text:span text:style-name="Intense_20_Emphasis"/></text:p>
      <text:list xml:id="list100615565188215" text:continue-numbering="true" text:style-name="WWNum1">
        <text:list-item>
          <text:list>
            <text:list-item>
              <text:list>
                <text:list-item>
                  <text:h text:style-name="P3" text:outline-level="3"><text:soft-page-break/><text:span text:style-name="Intense_20_Emphasis"><text:span text:style-name="T7">msgget (): </text:span></text:span></text:h>
                  <text:h text:style-name="P8" text:outline-level="3"><text:span text:style-name="Intense_20_Emphasis"><text:span text:style-name="T14">Tạo ra một message queue</text:span></text:span></text:h>
                </text:list-item>
                <text:list-item>
                  <text:h text:style-name="P8" text:outline-level="3"><text:span text:style-name="Intense_20_Emphasis"><text:span text:style-name="T7">Msgsnd ():</text:span></text:span></text:h>
                  <text:h text:style-name="P8" text:outline-level="3"><text:span text:style-name="Intense_20_Emphasis"><text:span text:style-name="T14">Cho phép thêm một message tới message queue</text:span></text:span><text:span text:style-name="Intense_20_Emphasis"><text:span text:style-name="T7"> </text:span></text:span></text:h>
                </text:list-item>
                <text:list-item>
                  <text:h text:style-name="P3" text:outline-level="3"><text:span text:style-name="Intense_20_Emphasis"><text:span text:style-name="T7">msgrcv (): </text:span></text:span></text:h>
                  <text:h text:style-name="P8" text:outline-level="3"><text:span text:style-name="Intense_20_Emphasis"><text:span text:style-name="T14">Cho phép lấy lại message từ một message queue</text:span></text:span></text:h>
                </text:list-item>
                <text:list-item>
                  <text:h text:style-name="P3" text:outline-level="3"><text:span text:style-name="Intense_20_Emphasis"><text:span text:style-name="T7">msgctl (): </text:span></text:span></text:h>
                  <text:h text:style-name="P3" text:outline-level="3"><text:span text:style-name="Intense_20_Emphasis"><text:span text:style-name="T7">Điều </text:span></text:span><text:span text:style-name="Intense_20_Emphasis"><text:span text:style-name="T14">khiển shared m</text:span></text:span></text:h>
                </text:list-item>
              </text:list>
            </text:list-item>
            <text:list-item>
              <text:h text:style-name="P3" text:outline-level="2"><text:span text:style-name="Intense_20_Emphasis"><text:span text:style-name="T6">Đánh giá việc sử dụng message queue</text:span></text:span><text:bookmark text:name="_GoBack"/></text:h>
            </text:list-item>
          </text:list>
        </text:list-item>
      </text:list>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CourierStd" svg:font-family="CourierStd" style:font-family-generic="roman" style:font-pitch="variable"/>
    <style:font-face style:name="FranklinGothic-Book" svg:font-family="FranklinGothic-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line-height="100%" fo:text-indent="0in" style:auto-text-indent="false"/>
      <style:text-properties style:font-name="Calibri" fo:font-family="Calibri" style:font-family-generic="roman" style:font-pitch="variable" style:font-name-complex="Calibri1" style:font-family-complex="Calibri"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vi" fo:country="VN" style:font-name-asian="Times New Roman1" style:font-family-asian="'Times New Roman'"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ntstyle01" style:family="text" style:parent-style-name="Default_20_Paragraph_20_Font">
      <style:text-properties fo:color="#000000" style:font-name="CourierStd" fo:font-family="CourierStd" style:font-family-generic="roman" style:font-pitch="variable" fo:font-size="9pt" fo:font-style="normal" fo:font-weight="normal" style:font-size-asian="9pt" style:font-style-asian="normal" style:font-weight-asian="normal" style:font-size-complex="9pt" style:font-style-complex="normal" style:font-weight-complex="normal"/>
    </style:style>
    <style:style style:name="fontstyle21" style:family="text" style:parent-style-name="Default_20_Paragraph_20_Font">
      <style:text-properties fo:color="#000000" style:font-name="FranklinGothic-Book" fo:font-family="FranklinGothic-Book"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31" style:family="text" style:parent-style-name="Default_20_Paragraph_20_Font">
      <style:text-properties fo:color="#000000" style:font-name="CourierStd" fo:font-family="CourierStd"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11" style:family="text" style:parent-style-name="Default_20_Paragraph_20_Font">
      <style:text-properties fo:color="#000000" style:font-name="FranklinGothic-Book" fo:font-family="FranklinGothic-Book"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lit" style:family="text" style:parent-style-name="Default_20_Paragraph_20_Font"/>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8"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9"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11"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1799in" fo:margin-right="0.7902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799in" fo:margin-left="0in" fo:margin-right="0in" fo:margin-bottom="0.4402in" style:dynamic-spacing="true"/>
      </style:header-style>
      <style:footer-style>
        <style:header-footer-properties fo:min-height="0.4799in" fo:margin-left="0in" fo:margin-right="0in" fo:margin-top="0.4402in" style:dynamic-spacing="true"/>
      </style:footer-style>
    </style:page-layout>
  </office:automatic-styles>
  <office:master-styles>
    <style:master-page style:name="Standard" style:page-layout-name="Mpm1">
      <style:header>
        <text:p text:style-name="MP1">HoanVC – Linux Sockets</text:p>
      </style:header>
      <style:footer>
        <text:p text:style-name="MP2"><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0T09:19:00</meta:creation-date>
    <meta:initial-creator>Dell</meta:initial-creator>
    <dc:language>en-US</dc:language>
    <dc:date>2021-07-08T10:06:09.773189098</dc:date>
    <meta:editing-cycles>62</meta:editing-cycles>
    <meta:editing-duration>P1DT14H59M43S</meta:editing-duration>
    <meta:generator>LibreOffice/6.4.7.2$Linux_X86_64 LibreOffice_project/40$Build-2</meta:generator>
    <meta:document-statistic meta:table-count="0" meta:image-count="0" meta:object-count="0" meta:page-count="4" meta:paragraph-count="60" meta:word-count="756" meta:character-count="3750" meta:non-whitespace-character-count="30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